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7800000040456A094B2.png" manifest:media-type="image/png"/>
  <manifest:file-entry manifest:full-path="Pictures/1000000000000780000004045EA4A8E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bfc38" officeooo:paragraph-rsid="000bfc3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10.16cm, 0cm, 7.62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2.503cm" svg:y="0cm" svg:width="13.54cm" svg:height="11.238cm" draw:z-index="0"><draw:image xlink:href="Pictures/1000000000000780000004045EA4A8ED.png" xlink:type="simple" xlink:show="embed" xlink:actuate="onLoad"/></draw:frame><draw:frame draw:style-name="fr1" draw:name="Image2" text:anchor-type="paragraph" svg:x="2.568cm" svg:y="13.107cm" svg:width="13.54cm" svg:height="11.208cm" draw:z-index="1"><draw:image xlink:href="Pictures/10000000000007800000040456A094B2.png" xlink:type="simple" xlink:show="embed" xlink:actuate="onLoad"/></draw:frame>­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liver Thomas</meta:initial-creator>
    <meta:creation-date>2016-07-05T12:11:25.599424034</meta:creation-date>
    <dc:date>2016-07-05T12:14:46.417355983</dc:date>
    <dc:creator>Oliver Thomas</dc:creator>
    <meta:editing-duration>PT3M21S</meta:editing-duration>
    <meta:editing-cycles>1</meta:editing-cycles>
    <meta:document-statistic meta:table-count="0" meta:image-count="2" meta:object-count="0" meta:page-count="1" meta:paragraph-count="1" meta:word-count="1" meta:character-count="1" meta:non-whitespace-character-count="1"/>
    <meta:generator>LibreOffice/4.4.3.2$Linux_X86_64 LibreOffice_project/40m0$Build-2</meta:generator>
  </office:meta>
</office:document-meta>
</file>